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5" style:family="table-cell" style:parent-style-name="Default" style:data-style-name="N40"/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Weeknr 45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 / 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05">
            <text:p>5 november 2013</text:p>
          </table:table-cell>
          <table:table-cell office:value-type="time" office:time-value="PT10H35M00S">
            <text:p>10:35</text:p>
          </table:table-cell>
          <table:table-cell office:value-type="time" office:time-value="PT11H35M00S">
            <text:p>11:35</text:p>
          </table:table-cell>
          <table:table-cell office:value-type="float" office:value="1">
            <text:p>1</text:p>
          </table:table-cell>
          <table:table-cell office:value-type="string">
            <text:p>Format logboek gemaakt</text:p>
          </table:table-cell>
          <table:table-cell table:formula="of:=[.D8]-[.C8]" office:value-type="time" office:time-value="PT01H00M00S">
            <text:p>01:00</text:p>
          </table:table-cell>
          <table:table-cell office:value-type="string">
            <text:p>N.V.T</text:p>
          </table:table-cell>
        </table:table-row>
        <table:table-row table:style-name="ro2">
          <table:table-cell table:number-columns-repeated="2"/>
          <table:table-cell office:value-type="time" office:time-value="PT11H37M00S">
            <text:p>11:37</text:p>
          </table:table-cell>
          <table:table-cell office:value-type="time" office:time-value="PT12H45M00S">
            <text:p>12:45</text:p>
          </table:table-cell>
          <table:table-cell office:value-type="float" office:value="2">
            <text:p>2</text:p>
          </table:table-cell>
          <table:table-cell office:value-type="string">
            <text:p>We hebben als je op de site inlogt een link gemaakt die je door linkt naar de Download pagina, Zelf heb ik nog de kleuren veranderd. En een paar probleempjes opgelost.</text:p>
          </table:table-cell>
          <table:table-cell table:formula="of:=[.D9]-[.C9]" office:value-type="time" office:time-value="PT01H08M00S">
            <text:p>01:08</text:p>
          </table:table-cell>
          <table:table-cell office:value-type="string">
            <text:p>Website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6H00M00S">
            <text:p>16:00</text:p>
          </table:table-cell>
          <table:table-cell office:value-type="float" office:value="3">
            <text:p>3</text:p>
          </table:table-cell>
          <table:table-cell office:value-type="string">
            <text:p>We hebben met zijn alle aan de game gewerkt we hebben een begin scherm gemaakt! En nu als je een enemy raakt krijg je 100 punten er bij.</text:p>
          </table:table-cell>
          <table:table-cell table:formula="of:=[.D10]-[.C10]" office:value-type="time" office:time-value="PT02H30M00S">
            <text:p>02:30</text:p>
          </table:table-cell>
          <table:table-cell office:value-type="string">
            <text:p>Game </text:p>
          </table:table-cell>
        </table:table-row>
        <table:table-row table:style-name="ro2">
          <table:table-cell office:value-type="string">
            <text:p>donderdag</text:p>
          </table:table-cell>
          <table:table-cell office:value-type="date" office:date-value="2013-11-07">
            <text:p>7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We hebben een eind scherm gemaakt en alsje dood ben dus, in de minpunten krijg je een game over scherm</text:p>
          </table:table-cell>
          <table:table-cell table:formula="of:=[.D11]-[.C11]" office:value-type="time" office:time-value="PT01H30M00S">
            <text:p>01:30</text:p>
          </table:table-cell>
          <table:table-cell office:value-type="string">
            <text:p>Game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5">
            <text:p>5</text:p>
          </table:table-cell>
          <table:table-cell office:value-type="string">
            <text:p>We hebben de fireball laten schieten met de rechter en/of linker muisknop</text:p>
          </table:table-cell>
          <table:table-cell table:formula="of:=[.D12]-[.C12]" office:value-type="time" office:time-value="PT00H45M00S">
            <text:p>00:45</text:p>
          </table:table-cell>
          <table:table-cell office:value-type="string">
            <text:p>Game </text:p>
          </table:table-cell>
        </table:table-row>
        <table:table-row table:style-name="ro4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5H15M00S">
            <text:p>15:15</text:p>
          </table:table-cell>
          <table:table-cell office:value-type="float" office:value="6">
            <text:p>6</text:p>
          </table:table-cell>
          <table:table-cell office:value-type="string">
            <text:p>We hebben elke class Simple gemaakt</text:p>
          </table:table-cell>
          <table:table-cell table:formula="of:=[.D13]-[.C13]" office:value-type="time" office:time-value="PT00H45M00S">
            <text:p>00:45</text:p>
          </table:table-cell>
          <table:table-cell office:value-type="string">
            <text:p>Website</text:p>
          </table:table-cell>
        </table:table-row>
        <table:table-row table:style-name="ro2">
          <table:table-cell table:number-columns-repeated="2"/>
          <table:table-cell office:value-type="time" office:time-value="PT15H16M00S">
            <text:p>15:16</text:p>
          </table:table-cell>
          <table:table-cell office:value-type="time" office:time-value="PT16H00M00S">
            <text:p>16:00</text:p>
          </table:table-cell>
          <table:table-cell office:value-type="float" office:value="7">
            <text:p>7</text:p>
          </table:table-cell>
          <table:table-cell office:value-type="string">
            <text:p>We hebben een FAQ gemaakt op de site</text:p>
          </table:table-cell>
          <table:table-cell table:formula="of:=[.D14]-[.C14]" office:value-type="time" office:time-value="PT00H44M00S">
            <text:p>00:44</text:p>
          </table:table-cell>
          <table:table-cell office:value-type="string">
            <text:p>Website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 office:value-type="string">
            <text:p>k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8H22M00S">
            <text:p>08:22</text:p>
          </table:table-cell>
          <table:table-cell/>
        </table:table-row>
        <table:table-row table:style-name="ro2" table:number-rows-repeated="10485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8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  <table:table-cell/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3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12">
            <text:p>12 november 2013</text:p>
          </table:table-cell>
          <table:table-cell office:value-type="time" office:time-value="PT09H00M00S">
            <text:p>09:00</text:p>
          </table:table-cell>
          <table:table-cell office:value-type="time" office:time-value="PT12H30M00S">
            <text:p>12:30</text:p>
          </table:table-cell>
          <table:table-cell office:value-type="float" office:value="1">
            <text:p>1</text:p>
          </table:table-cell>
          <table:table-cell office:value-type="string">
            <text:p>Ik heb aan de game gewerkt de sprite kan nu naar beneden en naar boven lopen! Ik heb de sounds veranderd en de fireball.</text:p>
          </table:table-cell>
          <table:table-cell table:formula="of:=[.D8]-[.C8]" office:value-type="time" office:time-value="PT03H30M00S">
            <text:p>03:30</text:p>
          </table:table-cell>
          <table:table-cell office:value-type="string">
            <text:p>Game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office:value-type="float" office:value="2">
            <text:p>2</text:p>
          </table:table-cell>
          <table:table-cell office:value-type="string">
            <text:p>Laaste dingen gedaan bij de game en heb hem opgeslagen en op de site gezet!</text:p>
          </table:table-cell>
          <table:table-cell table:formula="of:=[.D9]-[.C9]" office:value-type="time" office:time-value="PT01H00M00S">
            <text:p>01:00</text:p>
          </table:table-cell>
          <table:table-cell office:value-type="string">
            <text:p>Game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21H01M00S">
            <text:p>21:01</text:p>
          </table:table-cell>
          <table:table-cell office:value-type="time" office:time-value="PT22H00M00S">
            <text:p>22:00</text:p>
          </table:table-cell>
          <table:table-cell office:value-type="float" office:value="3">
            <text:p>3</text:p>
          </table:table-cell>
          <table:table-cell office:value-type="string">
            <text:p>Laaste dingen gedaan bij de website! Zoals de FAQ en de Downloads bij de WWW file er in gedaan!</text:p>
          </table:table-cell>
          <table:table-cell table:formula="of:=[.D10]-[.C10]" office:value-type="time" office:time-value="PT00H59M00S">
            <text:p>00:59</text:p>
          </table:table-cell>
          <table:table-cell office:value-type="string">
            <text:p>Website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style-name="Default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style-name="Default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Gamedevelop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3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5H29M00S">
            <text:p>05:29</text:p>
          </table:table-cell>
          <table:table-cell table:number-columns-repeated="2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 table:number-rows-repeated="6">
          <table:table-cell table:number-columns-repeated="3"/>
        </table:table-row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style-name="ce5"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Arcade game en jumbo website</text:p>
          </table:table-cell>
          <table:table-cell table:style-name="ce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Roy Kuijper</text:p>
          </table:table-cell>
          <table:table-cell table:style-name="ce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style-name="ce5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['Weeknr 45'.G30]" office:value-type="time" office:time-value="PT08H22M00S">
            <text:p>08:22:0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formula="of:=['Weeknr 46'.G30]" office:value-type="time" office:time-value="PT05H29M00S">
            <text:p>05:29: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otaal</text:p>
          </table:table-cell>
          <table:table-cell table:formula="of:=SUM([.B13:.B15])" office:value-type="time" office:time-value="PT13H51M00S">
            <text:p>13:51: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21-11-2013</text:date>, <text:time>12:34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05T11:00:13.70</meta:creation-date>
    <dc:date>2013-11-21T12:34:43.49</dc:date>
    <dc:creator>roy kuijper</dc:creator>
    <meta:editing-duration>PT8H12M</meta:editing-duration>
    <meta:editing-cycles>9</meta:editing-cycles>
    <meta:generator>OpenOffice/4.0.1$Win32 OpenOffice.org_project/401m5$Build-9714</meta:generator>
    <meta:document-statistic meta:table-count="3" meta:cell-count="236" meta:object-count="0"/>
  </office:meta>
</office:document-meta>
</file>